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074272" officeooo:paragraph-rsid="00074272"/>
    </style:style>
    <style:style style:name="P2" style:family="paragraph" style:parent-style-name="Standard">
      <style:paragraph-properties fo:text-align="start" style:justify-single-word="false"/>
      <style:text-properties officeooo:rsid="0007aae0" officeooo:paragraph-rsid="0007aae0"/>
    </style:style>
    <style:style style:name="P3" style:family="paragraph" style:parent-style-name="Standard">
      <style:paragraph-properties fo:text-align="center" style:justify-single-word="false"/>
      <style:text-properties fo:font-size="20pt" fo:font-weight="normal" officeooo:rsid="00074272" officeooo:paragraph-rsid="00074272" style:font-size-asian="20pt" style:font-weight-asian="normal" style:font-size-complex="20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7aae0" officeooo:paragraph-rsid="0007aae0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8573c" officeooo:paragraph-rsid="0008573c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8bc11" officeooo:paragraph-rsid="0008bc11" style:font-size-asian="10.5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ndrea Ranalli <text:tab/><text:tab/><text:tab/><text:tab/><text:tab/><text:tab/><text:tab/><text:tab/><text:tab/><text:tab/> <text:s text:c="3"/>mat. 916693</text:p>
      <text:p text:style-name="P1"/>
      <text:p text:style-name="P1"/>
      <text:p text:style-name="P3">Manuale utente</text:p>
      <text:p text:style-name="P6"/>
      <text:p text:style-name="P5">Installazione</text:p>
      <text:p text:style-name="P5"/>
      <text:p text:style-name="P5">Software necessario</text:p>
      <text:p text:style-name="P5"/>
      <text:p text:style-name="P5">Manuale di utilizz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a ranalli</meta:initial-creator>
    <meta:creation-date>2020-01-07T15:54:30.139523329</meta:creation-date>
    <meta:generator>LibreOffice/6.2.8.2$Linux_X86_64 LibreOffice_project/20$Build-2</meta:generator>
    <dc:date>2020-01-07T16:31:22.360943977</dc:date>
    <dc:creator>andrea ranalli</dc:creator>
    <meta:editing-duration>PT7M57S</meta:editing-duration>
    <meta:editing-cycles>5</meta:editing-cycles>
    <meta:document-statistic meta:table-count="0" meta:image-count="0" meta:object-count="0" meta:page-count="1" meta:paragraph-count="5" meta:word-count="12" meta:character-count="105" meta:non-whitespace-character-count="84"/>
  </office:meta>
</office:document-meta>
</file>